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/>
      <text:p text:style-name="PreformattedText">#include &lt;stdio.h&gt;</text:p>
      <text:soft-page-break/>
      <text:p text:style-name="PreformattedText">#include &lt;stdlib.h&gt;</text:p>
      <text:p text:style-name="PreformattedText">#include &lt;pthread.h&gt;</text:p>
      <text:p text:style-name="PreformattedText"/>
      <text:p text:style-name="PreformattedText">#define BUFFER_SIZE 5</text:p>
      <text:p text:style-name="PreformattedText">#define MAX_ITEMS 20</text:p>
      <text:p text:style-name="PreformattedText"/>
      <text:p text:style-name="PreformattedText">int buffer[BUFFER_SIZE];</text:p>
      <text:p text:style-name="PreformattedText">int in = 0;</text:p>
      <text:p text:style-name="PreformattedText">int out = 0;</text:p>
      <text:p text:style-name="PreformattedText">int produced_count = 0;</text:p>
      <text:p text:style-name="PreformattedText">int consumed_count = 0;</text:p>
      <text:p text:style-name="PreformattedText"/>
      <text:p text:style-name="PreformattedText">pthread_mutex_t mutex;</text:p>
      <text:p text:style-name="PreformattedText">pthread_cond_t notFull;</text:p>
      <text:p text:style-name="PreformattedText">pthread_cond_t notEmpty;</text:p>
      <text:p text:style-name="PreformattedText"/>
      <text:p text:style-name="PreformattedText">void* producer(void* arg) {</text:p>
      <text:p text:style-name="PreformattedText"><text:s text:c="4"/>int item = 1;</text:p>
      <text:p text:style-name="PreformattedText"/>
      <text:p text:style-name="PreformattedText"><text:s text:c="4"/>while (produced_count &lt; MAX_ITEMS) {</text:p>
      <text:p text:style-name="PreformattedText"><text:s text:c="8"/>// Lock the mutex to ensure mutual exclusion</text:p>
      <text:p text:style-name="PreformattedText"><text:s text:c="8"/>pthread_mutex_lock(&amp;mutex);</text:p>
      <text:p text:style-name="PreformattedText"/>
      <text:p text:style-name="PreformattedText"><text:s text:c="8"/>// Wait if the buffer is full (in + 1 % BUFFER_SIZE == out means buffer is full)</text:p>
      <text:p text:style-name="PreformattedText"><text:s text:c="8"/>while ((in + 1) % BUFFER_SIZE == out) {</text:p>
      <text:p text:style-name="PreformattedText"><text:s text:c="12"/>pthread_cond_wait(&amp;notFull, &amp;mutex);</text:p>
      <text:p text:style-name="PreformattedText"><text:s text:c="8"/>}</text:p>
      <text:p text:style-name="PreformattedText"/>
      <text:p text:style-name="PreformattedText"><text:s text:c="8"/>// Produce the item and add it to the buffer</text:p>
      <text:p text:style-name="PreformattedText"><text:s text:c="8"/>buffer[in] = item;</text:p>
      <text:p text:style-name="PreformattedText"><text:s text:c="8"/>printf("Produced: %d\n", item);</text:p>
      <text:p text:style-name="PreformattedText"><text:s text:c="8"/>item++;</text:p>
      <text:p text:style-name="PreformattedText"><text:s text:c="8"/>in = (in + 1) % BUFFER_SIZE;</text:p>
      <text:p text:style-name="PreformattedText"/>
      <text:p text:style-name="PreformattedText"><text:s text:c="8"/>produced_count++;</text:p>
      <text:p text:style-name="PreformattedText"/>
      <text:p text:style-name="PreformattedText"><text:s text:c="8"/>// Signal the consumer that there is a new item</text:p>
      <text:p text:style-name="PreformattedText"><text:s text:c="8"/>pthread_cond_signal(&amp;notEmpty);</text:p>
      <text:p text:style-name="PreformattedText"/>
      <text:p text:style-name="PreformattedText"><text:s text:c="8"/>// Unlock the mutex</text:p>
      <text:p text:style-name="PreformattedText"><text:s text:c="8"/>pthread_mutex_unlock(&amp;mutex);</text:p>
      <text:p text:style-name="PreformattedText"><text:s text:c="4"/>}</text:p>
      <text:p text:style-name="PreformattedText"/>
      <text:p text:style-name="PreformattedText"><text:s text:c="4"/>pthread_exit(NULL);</text:p>
      <text:p text:style-name="PreformattedText">}</text:p>
      <text:p text:style-name="PreformattedText"/>
      <text:p text:style-name="PreformattedText">void* consumer(void* arg) {</text:p>
      <text:p text:style-name="PreformattedText"><text:s text:c="4"/>while (consumed_count &lt; MAX_ITEMS) {</text:p>
      <text:p text:style-name="PreformattedText"><text:s text:c="8"/>// Lock the mutex to ensure mutual exclusion</text:p>
      <text:p text:style-name="PreformattedText"><text:s text:c="8"/>pthread_mutex_lock(&amp;mutex);</text:p>
      <text:p text:style-name="PreformattedText"/>
      <text:p text:style-name="PreformattedText"><text:s text:c="8"/>// Wait if the buffer is empty (in == out means buffer is empty)</text:p>
      <text:p text:style-name="PreformattedText"><text:s text:c="8"/>while (in == out) {</text:p>
      <text:p text:style-name="PreformattedText"><text:s text:c="12"/>pthread_cond_wait(&amp;notEmpty, &amp;mutex);</text:p>
      <text:p text:style-name="PreformattedText"><text:s text:c="8"/>}</text:p>
      <text:p text:style-name="PreformattedText"/>
      <text:p text:style-name="PreformattedText"><text:s text:c="8"/>// Consume the item from the buffer</text:p>
      <text:p text:style-name="PreformattedText"><text:s text:c="8"/>int item = buffer[out];</text:p>
      <text:p text:style-name="PreformattedText"><text:s text:c="8"/>printf("Consumed: %d\n", item);</text:p>
      <text:soft-page-break/>
      <text:p text:style-name="PreformattedText"><text:s text:c="8"/>out = (out + 1) % BUFFER_SIZE;</text:p>
      <text:p text:style-name="PreformattedText"/>
      <text:p text:style-name="PreformattedText"><text:s text:c="8"/>consumed_count++;</text:p>
      <text:p text:style-name="PreformattedText"/>
      <text:p text:style-name="PreformattedText"><text:s text:c="8"/>// Signal the producer that there is space available in the buffer</text:p>
      <text:p text:style-name="PreformattedText"><text:s text:c="8"/>pthread_cond_signal(&amp;notFull);</text:p>
      <text:p text:style-name="PreformattedText"/>
      <text:p text:style-name="PreformattedText"><text:s text:c="8"/>// Unlock the mutex</text:p>
      <text:p text:style-name="PreformattedText"><text:s text:c="8"/>pthread_mutex_unlock(&amp;mutex);</text:p>
      <text:p text:style-name="PreformattedText"><text:s text:c="4"/>}</text:p>
      <text:p text:style-name="PreformattedText"/>
      <text:p text:style-name="PreformattedText"><text:s text:c="4"/>pthread_exit(NULL);</text:p>
      <text:p text:style-name="PreformattedText">}</text:p>
      <text:p text:style-name="PreformattedText"/>
      <text:p text:style-name="PreformattedText">int main() {</text:p>
      <text:p text:style-name="PreformattedText"><text:s text:c="4"/>pthread_t producerThread, consumerThread;</text:p>
      <text:p text:style-name="PreformattedText"/>
      <text:p text:style-name="PreformattedText"><text:s text:c="4"/>// Initialize the mutex and condition variables</text:p>
      <text:p text:style-name="PreformattedText"><text:s text:c="4"/>pthread_mutex_init(&amp;mutex, NULL);</text:p>
      <text:p text:style-name="PreformattedText"><text:s text:c="4"/>pthread_cond_init(&amp;notFull, NULL);</text:p>
      <text:p text:style-name="PreformattedText"><text:s text:c="4"/>pthread_cond_init(&amp;notEmpty, NULL);</text:p>
      <text:p text:style-name="PreformattedText"/>
      <text:p text:style-name="PreformattedText"><text:s text:c="4"/>// Create producer and consumer threads</text:p>
      <text:p text:style-name="PreformattedText"><text:s text:c="4"/>pthread_create(&amp;producerThread, NULL, producer, NULL);</text:p>
      <text:p text:style-name="PreformattedText"><text:s text:c="4"/>pthread_create(&amp;consumerThread, NULL, consumer, NULL);</text:p>
      <text:p text:style-name="PreformattedText"/>
      <text:p text:style-name="PreformattedText"><text:s text:c="4"/>// Wait for the threads to finish</text:p>
      <text:p text:style-name="PreformattedText"><text:s text:c="4"/>pthread_join(producerThread, NULL);</text:p>
      <text:p text:style-name="PreformattedText"><text:s text:c="4"/>pthread_join(consumerThread, NULL);</text:p>
      <text:p text:style-name="PreformattedText"/>
      <text:p text:style-name="PreformattedText"><text:s text:c="4"/>// Destroy the mutex and condition variables</text:p>
      <text:p text:style-name="PreformattedText"><text:s text:c="4"/>pthread_mutex_destroy(&amp;mutex);</text:p>
      <text:p text:style-name="PreformattedText"><text:s text:c="4"/>pthread_cond_destroy(&amp;notFull);</text:p>
      <text:p text:style-name="PreformattedText"><text:s text:c="4"/>pthread_cond_destroy(&amp;notEmpty);</text:p>
      <text:p text:style-name="PreformattedText"/>
      <text:p text:style-name="PreformattedText"><text:s text:c="4"/>return 0;</text:p>
      <text:p text:style-name="PreformattedText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AR PL SungtiL GB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ivyanshu Patel</dc:creator>
    <meta:creation-date>2024-11-18T13:36:00Z</meta:creation-date>
    <dc:date>2024-11-18T13:36:00Z</dc:date>
    <meta:template xlink:href="Normal" xlink:type="simple"/>
    <meta:editing-cycles>2</meta:editing-cycles>
    <meta:editing-duration>PT0S</meta:editing-duration>
    <meta:document-statistic meta:page-count="3" meta:paragraph-count="5" meta:word-count="375" meta:character-count="2508" meta:row-count="17" meta:non-whitespace-character-count="2138"/>
  </office:meta>
</office:document-meta>
</file>